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ource Serif Pro Light1" svg:font-family="'Source Serif Pro Light'" style:font-family-generic="roman"/>
    <style:font-face style:name="Lucida Sans1" svg:font-family="'Lucida Sans'" style:font-family-generic="swiss"/>
    <style:font-face style:name="Source Serif Pro Light" svg:font-family="'Source Serif Pro Ligh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Source Serif Pro Light"/>
    </style:style>
    <style:style style:name="P2" style:family="paragraph" style:parent-style-name="Standard">
      <style:text-properties style:font-name="Source Serif Pro Light" fo:font-size="14pt" style:font-size-asian="14pt" style:font-size-complex="14pt"/>
    </style:style>
    <style:style style:name="P3" style:family="paragraph" style:parent-style-name="Standard">
      <style:text-properties style:font-name="Source Serif Pro Light" fo:font-style="italic" style:font-style-asian="italic" style:font-style-complex="italic"/>
    </style:style>
    <style:style style:name="P4" style:family="paragraph" style:parent-style-name="Text_20_body">
      <style:paragraph-properties fo:text-align="end" style:justify-single-word="false"/>
      <style:text-properties style:font-name="Source Serif Pro Light"/>
    </style:style>
    <style:style style:name="P5" style:family="paragraph" style:parent-style-name="Table_20_Contents">
      <style:text-properties style:font-name="Source Serif Pro Light"/>
    </style:style>
    <style:style style:name="P6" style:family="paragraph" style:parent-style-name="Table_20_Contents">
      <style:paragraph-properties fo:text-align="center" style:justify-single-word="false"/>
      <style:text-properties style:font-name="Source Serif Pro Light"/>
    </style:style>
    <style:style style:name="P7" style:family="paragraph" style:parent-style-name="Standard">
      <style:text-properties style:font-name="Source Serif Pro Light" fo:font-style="normal" style:font-style-asian="normal" style:font-style-complex="normal"/>
    </style:style>
    <style:style style:name="P8" style:family="paragraph" style:parent-style-name="Standard">
      <style:text-properties style:font-name="Source Serif Pro Light" fo:font-size="9pt" style:font-size-asian="9pt" style:font-size-complex="9pt"/>
    </style:style>
    <style:style style:name="T1" style:family="text">
      <style:text-properties style:text-position="super 58%" fo:font-weight="normal" style:font-weight-asian="normal" style:font-weight-complex="normal"/>
    </style:style>
    <style:style style:name="T2" style:family="text">
      <style:text-properties style:text-position="super 58%" fo:font-style="normal" style:font-style-asian="normal" style:font-style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style:text-position="sub 58%" fo:font-style="normal" style:font-style-asian="normal" style:font-style-complex="normal"/>
    </style:style>
    <style:style style:name="T8" style:family="text">
      <style:text-properties fo:color="#3399ff" fo:font-style="normal" style:font-style-asian="normal" style:font-style-complex="normal"/>
    </style:style>
    <style:style style:name="T9" style:family="text">
      <style:text-properties fo:color="#3399ff" fo:font-style="normal" style:text-underline-style="solid" style:text-underline-width="auto" style:text-underline-color="font-color" style:font-style-asian="normal" style:font-style-complex="normal"/>
    </style:style>
    <style:style style:name="T10" style:family="text">
      <style:text-properties fo:color="#3399ff" style:text-position="super 58%" fo:font-style="normal" style:font-style-asian="normal" style:font-style-complex="normal"/>
    </style:style>
    <style:style style:name="T11" style:family="text">
      <style:text-properties fo:color="#3399ff" style:font-name="Source Serif Pro Light1" fo:font-style="normal" style:font-name-asian="Source Serif Pro Light1" style:font-style-asian="normal" style:font-name-complex="Source Serif Pro Light1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Oetske Leroux – Bachelor en Sciences Informatiques 2<text:span text:style-name="T1">ème </text:span></text:p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5"/>
            <text:p text:style-name="P6">5. </text:p>
            <text:p text:style-name="P6">Explain the linear transformation of multivariate Gaussian random vectors: mean and covariance matrix after the linear transformation. </text:p>
            <text:p text:style-name="P5"/>
          </table:table-cell>
        </table:table-row>
      </table:table>
      <text:p text:style-name="P1"/>
      <text:p text:style-name="P8">(linear transformation cas général q1)</text:p>
      <text:p text:style-name="P1"/>
      <text:p text:style-name="P2">Linear transformation of multivariate Gaussian r.v.</text:p>
      <text:p text:style-name="P1"/>
      <text:p text:style-name="P1">Soit un vecteur x généré par X~<text:span text:style-name="T3">N</text:span><text:span text:style-name="T4">(x, K</text:span><text:span text:style-name="T7">xx</text:span><text:span text:style-name="T4">). Si on applique une transformation linéaire à ce vecteur on obtient : x' = W</text:span><text:span text:style-name="T2">T</text:span><text:span text:style-name="T4">x + b</text:span></text:p>
      <text:p text:style-name="P1"><text:span text:style-name="T4">L’</text:span><text:span text:style-name="T6">espérance</text:span><text:span text:style-name="T4"> de ce vecteur devient alors : </text:span><text:span text:style-name="T5">x</text:span><text:span text:style-name="T4">' = E[X'] = E[W</text:span><text:span text:style-name="T2">T</text:span><text:span text:style-name="T4">X + b] = W</text:span><text:span text:style-name="T2">T</text:span><text:span text:style-name="T4">E[X] + b = </text:span><text:span text:style-name="T8">W</text:span><text:span text:style-name="T10">T</text:span><text:span text:style-name="T9">x</text:span><text:span text:style-name="T8"> + b</text:span></text:p>
      <text:p text:style-name="P7"/>
      <text:p text:style-name="P1"><text:span text:style-name="T4">La matrice de </text:span><text:span text:style-name="T6">covariance</text:span><text:span text:style-name="T4"> devient alors : </text:span></text:p>
      <text:p text:style-name="P1"><text:span text:style-name="T4">K</text:span><text:span text:style-name="T7">xx</text:span><text:span text:style-name="T4"> = E[(X'-E(X'))(X'-E(X')</text:span><text:span text:style-name="T2">T</text:span><text:span text:style-name="T4">]<text:tab/><text:tab/>on a : X' - E(X') = W</text:span><text:span text:style-name="T2">T</text:span><text:span text:style-name="T4">X + b – W</text:span><text:span text:style-name="T2">T</text:span><text:span text:style-name="T5">x</text:span><text:span text:style-name="T4"> – b = W</text:span><text:span text:style-name="T2">T</text:span><text:span text:style-name="T4">(X-</text:span><text:span text:style-name="T5">x</text:span><text:span text:style-name="T4">)</text:span></text:p>
      <text:p text:style-name="P1"><text:span text:style-name="T4"><text:s text:c="7"/>= E[W</text:span><text:span text:style-name="T2">T</text:span><text:span text:style-name="T4">(X-</text:span><text:span text:style-name="T5">x</text:span><text:span text:style-name="T4">)W</text:span><text:span text:style-name="T2">T</text:span><text:span text:style-name="T4">(X-</text:span><text:span text:style-name="T5">x</text:span><text:span text:style-name="T4">)</text:span><text:span text:style-name="T2">T</text:span><text:span text:style-name="T4">]</text:span></text:p>
      <text:p text:style-name="P1"><text:span text:style-name="T4"><text:s text:c="7"/>= W</text:span><text:span text:style-name="T2">T</text:span><text:span text:style-name="T4">E[(X-</text:span><text:span text:style-name="T5">x</text:span><text:span text:style-name="T4">)(X-</text:span><text:span text:style-name="T5">x</text:span><text:span text:style-name="T4">)]W </text:span></text:p>
      <text:p text:style-name="P1"><text:span text:style-name="T4"><text:s text:c="7"/>=</text:span><text:span text:style-name="T8"> W</text:span><text:span text:style-name="T10">T</text:span><text:span text:style-name="T8">U</text:span><text:span text:style-name="T11">∑</text:span><text:span text:style-name="T8">U</text:span><text:span text:style-name="T10">T</text:span><text:span text:style-name="T8">W</text:span></text:p>
      <text:p text:style-name="P7"/>
      <text:p text:style-name="P7"/>
      <text:p text:style-name="P3">Remarque : <text:span text:style-name="T4">Lorsque l'on applique une transformation linéaire à un vecteur aléatoire qui suit une distribution Gaussienne, la distribution restera la même et seulement l'espérance et la matrice de covariance va subir des changements. </text:span></text:p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ource Serif Pro Light1" svg:font-family="'Source Serif Pro Light'" style:font-family-generic="roman"/>
    <style:font-face style:name="Lucida Sans1" svg:font-family="'Lucida Sans'" style:font-family-generic="swiss"/>
    <style:font-face style:name="Source Serif Pro Light" svg:font-family="'Source Serif Pro Ligh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Oetske L</meta:initial-creator>
    <meta:creation-date>2020-06-19T13:54:40.58</meta:creation-date>
    <dc:date>2020-06-24T13:09:27.84</dc:date>
    <dc:creator>Oetske L</dc:creator>
    <meta:editing-duration>PT40M11S</meta:editing-duration>
    <meta:editing-cycles>4</meta:editing-cycles>
    <meta:generator>OpenOffice/4.1.4$Win32 OpenOffice.org_project/414m5$Build-9788</meta:generator>
    <meta:document-statistic meta:table-count="1" meta:image-count="0" meta:object-count="0" meta:page-count="1" meta:paragraph-count="13" meta:word-count="150" meta:character-count="915"/>
  </office:meta>
</office:document-meta>
</file>